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F00000257554F837019AA478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401cm" fo:min-width="2.42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53cm" svg:height="0.962cm" svg:x="1.192cm" svg:y="1.678cm">
          <draw:text-box>
            <text:p>1</text:p>
          </draw:text-box>
        </draw:frame>
        <draw:frame draw:style-name="gr1" draw:text-style-name="P1" draw:layer="layout" svg:width="0.853cm" svg:height="0.962cm" svg:x="1.138cm" svg:y="4.926cm">
          <draw:text-box>
            <text:p>0</text:p>
          </draw:text-box>
        </draw:frame>
        <draw:frame draw:style-name="gr2" draw:text-style-name="P1" draw:layer="layout" svg:width="1.143cm" svg:height="0.962cm" svg:x="0.957cm" svg:y="8.055cm">
          <draw:text-box>
            <text:p>-1</text:p>
          </draw:text-box>
        </draw:frame>
        <draw:frame draw:style-name="gr1" draw:text-style-name="P1" draw:layer="layout" svg:width="0.853cm" svg:height="0.962cm" svg:x="2.281cm" svg:y="10.514cm">
          <draw:text-box>
            <text:p>0</text:p>
          </draw:text-box>
        </draw:frame>
        <draw:frame draw:style-name="gr1" draw:text-style-name="P1" draw:layer="layout" svg:width="0.853cm" svg:height="0.962cm" svg:x="15.489cm" svg:y="10.568cm">
          <draw:text-box>
            <text:p>1</text:p>
          </draw:text-box>
        </draw:frame>
        <draw:frame draw:style-name="gr3" draw:text-style-name="P2" draw:layer="layout" svg:width="0.756cm" svg:height="0.974cm" svg:x="0.254cm" svg:y="4.7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684cm" svg:height="0.974cm" svg:x="8.717cm" svg:y="11.02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14.732cm" svg:height="10.418cm" svg:x="1.905cm" svg:y="0.123cm">
          <draw:image xlink:href="Pictures/100002010000034F00000257554F837019AA4789.png" xlink:type="simple" xlink:show="embed" xlink:actuate="onLoad" loext:mime-type="image/png">
            <text:p/>
          </draw:image>
        </draw:frame>
        <draw:custom-shape draw:style-name="gr5" draw:text-style-name="P3" draw:layer="layout" svg:width="2.921cm" svg:height="1.651cm" svg:x="12.827cm" svg:y="1.3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7:55:51.782765699</meta:creation-date>
    <dc:date>2021-04-20T18:09:20.245120707</dc:date>
    <meta:editing-duration>PT13M29S</meta:editing-duration>
    <meta:editing-cycles>2</meta:editing-cycles>
    <meta:generator>LibreOffice/6.4.6.2$Linux_X86_64 LibreOffice_project/4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i>y</mi>
    <annotation encoding="StarMath 5.0">y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